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ff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Use</text:p>
          </table:table-cell>
          <table:table-cell table:style-name="ce2"/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???</text:p>
          </table:table-cell>
          <table:table-cell table:number-columns-repeated="5"/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IOREF</text:p>
          </table:table-cell>
          <table:table-cell table:number-columns-repeated="5"/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5"/>
          <table:table-cell office:value-type="string" calcext:value-type="string">
            <text:p>AREF</text:p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5"/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Serial Por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table:number-columns-repeated="4"/>
          <table:table-cell office:value-type="string" calcext:value-type="string">
            <text:p>Serial Por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Analog I/p</text:p>
          </table:table-cell>
          <table:table-cell office:value-type="string" calcext:value-type="string">
            <text:p>I sensor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4/SDA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5/SCL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/TX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/R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1:53:38.120209166</meta:creation-date>
    <dc:date>2015-06-02T12:06:37.566691662</dc:date>
    <meta:editing-duration>PT5M21S</meta:editing-duration>
    <meta:editing-cycles>2</meta:editing-cycles>
    <meta:generator>LibreOffice/4.2.8.2$Linux_x86 LibreOffice_project/420m0$Build-2</meta:generator>
    <meta:document-statistic meta:table-count="1" meta:cell-count="42" meta:object-count="0"/>
  </office:meta>
</office:document-meta>
</file>